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ennyManControlSignals" style:family="table">
      <style:table-properties style:width="6.925in" table:align="margins"/>
    </style:style>
    <style:style style:name="PennyManControlSignals.A" style:family="table-column">
      <style:table-column-properties style:column-width="0.4965in" style:rel-column-width="715*"/>
    </style:style>
    <style:style style:name="PennyManControlSignals.B" style:family="table-column">
      <style:table-column-properties style:column-width="0.9236in" style:rel-column-width="1330*"/>
    </style:style>
    <style:style style:name="PennyManControlSignals.C" style:family="table-column">
      <style:table-column-properties style:column-width="0.9243in" style:rel-column-width="1331*"/>
    </style:style>
    <style:style style:name="PennyManControlSignals.D" style:family="table-column">
      <style:table-column-properties style:column-width="0.734in" style:rel-column-width="1057*"/>
    </style:style>
    <style:style style:name="PennyManControlSignals.E" style:family="table-column">
      <style:table-column-properties style:column-width="0.741in" style:rel-column-width="1067*"/>
    </style:style>
    <style:style style:name="PennyManControlSignals.F" style:family="table-column">
      <style:table-column-properties style:column-width="3.1056in" style:rel-column-width="4472*"/>
    </style:style>
    <style:style style:name="PennyManControlSignals.A1" style:family="table-cell">
      <style:table-cell-properties fo:padding="0.0382in" fo:border-left="0.0007in solid #000000" fo:border-right="none" fo:border-top="0.0007in solid #000000" fo:border-bottom="0.0007in solid #000000"/>
    </style:style>
    <style:style style:name="PennyManControlSignals.F1" style:family="table-cell">
      <style:table-cell-properties fo:padding="0.0382in" fo:border="0.0007in solid #000000"/>
    </style:style>
    <style:style style:name="PennyManControlSignals.A2" style:family="table-cell" style:data-style-name="N0">
      <style:table-cell-properties fo:padding="0.0382in" fo:border-left="0.0007in solid #000000" fo:border-right="none" fo:border-top="none" fo:border-bottom="0.0007in solid #000000"/>
    </style:style>
    <style:style style:name="PennyManControlSignals.B2" style:family="table-cell">
      <style:table-cell-properties fo:padding="0.0382in" fo:border-left="0.0007in solid #000000" fo:border-right="none" fo:border-top="none" fo:border-bottom="0.0007in solid #000000"/>
    </style:style>
    <style:style style:name="PennyManControlSignals.F2" style:family="table-cell">
      <style:table-cell-properties fo:padding="0.0382in" fo:border-left="0.0007in solid #000000" fo:border-right="0.0007in solid #000000" fo:border-top="none" fo:border-bottom="0.0007in solid #000000"/>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nnyMan Control Software Description</text:p>
      <text:p text:style-name="Standard">David Naegle</text:p>
      <text:p text:style-name="Standard">11 June 2017</text:p>
      <text:p text:style-name="Standard"/>
      <text:p text:style-name="Standard">The PennyMan machine is a roller press with dies in it that turns a US penny into a souvenir by imprinting it with images or impressions that are typically mementos of the location in which the penny machine resides.</text:p>
      <text:p text:style-name="Standard"/>
      <text:p text:style-name="Standard">The machine is electrically operated, and is capable of making any one of four impressions by means of a roller die containing four different images located at 90-degree offsets around the circumference of the roller die. <text:s text:c="2"/>The machine works are enclosed in a protective case containing clear windows so that the machine can be observed in operation; the user experience consists in observing the machine making a souvenir for the user, as well as the souvenir itself.</text:p>
      <text:p text:style-name="Standard"/>
      <text:p text:style-name="Standard">A description of the machine operation follows.</text:p>
      <text:p text:style-name="Standard"/>
      <text:p text:style-name="Standard">When active, the machine waits for coins to be inserted. <text:s/>The mechanical coin feed ensures that exactly 51 cents, in the form of two quarters and a penny, are required to activate the machine. <text:s/>Once these coins are inserted, the machine prevents any other coins being inserted until the present operation is completed.</text:p>
      <text:p text:style-name="Standard"/>
      <text:p text:style-name="Standard">The machine waits for the user to select one of 4 impressions to be made on the penny, by means of 4 switches with illustrations of each of the 4 choices for impressions.</text:p>
      <text:p text:style-name="Standard"/>
      <text:p text:style-name="Standard">Once the user has made a selection, the machine starts the roller mill. <text:s/>Magnetic sensors sense the position of the die, and drop the penny into the mill when the roller die is appropriately positioned for the impression selected by the user in the previous step.</text:p>
      <text:p text:style-name="Standard"/>
      <text:p text:style-name="Standard">When the penny has been imprinted with the selected image and transformed into souvenir form, it drops down a chute to be picked up by the user.</text:p>
      <text:p text:style-name="Standard"/>
      <text:p text:style-name="Standard">The machine keeps the roller mill turning until the magnetic sensors indicate it is once again in the “home” position (half-way between impressions 1 and 4). <text:s/>At this point the mill motor is shut off, the coin slot is re-enabled to accept coins, and the cycle starts over, with the machine waiting for another set of coins to be inserted.</text:p>
      <text:p text:style-name="Standard"/>
      <text:p text:style-name="Standard">The control for the machine comes from an Arduino processor board, equipped with a “shield” which provides connectivity and compatibility with the connectors and wiring harness of the penny machine.</text:p>
      <text:p text:style-name="Standard">The shield board also provides electrostatic protection and switch “de-bouncing” for signal inputs, as well as voltage level translation on outputs. <text:s/>Outputs level translation is needed to allow the Arduino 3.3V or 5.0 V output signals to drive 12 V solenoids and the motor relay for the machine. <text:s text:c="2"/></text:p>
      <text:p text:style-name="Standard"/>
      <text:p text:style-name="Standard">A table of inputs and outputs follows:</text:p>
      <text:p text:style-name="Standard"/>
      <table:table table:name="PennyManControlSignals" table:style-name="PennyManControlSignals">
        <table:table-column table:style-name="PennyManControlSignals.A"/>
        <table:table-column table:style-name="PennyManControlSignals.B"/>
        <table:table-column table:style-name="PennyManControlSignals.C"/>
        <table:table-column table:style-name="PennyManControlSignals.D"/>
        <table:table-column table:style-name="PennyManControlSignals.E"/>
        <table:table-column table:style-name="PennyManControlSignals.F"/>
        <table:table-row>
          <table:table-cell table:style-name="PennyManControlSignals.A1" office:value-type="string">
            <text:p text:style-name="Table_20_Contents">Signal</text:p>
          </table:table-cell>
          <table:table-cell table:style-name="PennyManControlSignals.A1" office:value-type="string">
            <text:p text:style-name="Table_20_Contents">Name</text:p>
          </table:table-cell>
          <table:table-cell table:style-name="PennyManControlSignals.A1" office:value-type="string">
            <text:p text:style-name="Table_20_Contents">Arduino Pin</text:p>
          </table:table-cell>
          <table:table-cell table:style-name="PennyManControlSignals.A1" office:value-type="string">
            <text:p text:style-name="Table_20_Contents"/>
          </table:table-cell>
          <table:table-cell table:style-name="PennyManControlSignals.A1" office:value-type="string">
            <text:p text:style-name="Table_20_Contents">Direction</text:p>
          </table:table-cell>
          <table:table-cell table:style-name="PennyManControlSignals.F1" office:value-type="string">
            <text:p text:style-name="Table_20_Contents">Notes</text:p>
          </table:table-cell>
        </table:table-row>
        <table:table-row>
          <table:table-cell table:style-name="PennyManControlSignals.A2" office:value-type="float" office:value="1">
            <text:p text:style-name="Table_20_Contents">1</text:p>
          </table:table-cell>
          <table:table-cell table:style-name="PennyManControlSignals.B2" office:value-type="string">
            <text:p text:style-name="Table_20_Contents">Go/No-Go</text:p>
          </table:table-cell>
          <table:table-cell table:style-name="PennyManControlSignals.B2" office:value-type="string">
            <text:p text:style-name="Table_20_Contents">P0.0</text:p>
          </table:table-cell>
          <table:table-cell table:style-name="PennyManControlSignals.B2" office:value-type="string">
            <text:p text:style-name="Table_20_Contents"/>
          </table:table-cell>
          <table:table-cell table:style-name="PennyManControlSignals.B2" office:value-type="string">
            <text:p text:style-name="Table_20_Contents">In</text:p>
          </table:table-cell>
          <table:table-cell table:style-name="PennyManControlSignals.F2" office:value-type="string">
            <text:p text:style-name="Table_20_Contents">Go = 0, Halt = 1</text:p>
          </table:table-cell>
        </table:table-row>
        <text:soft-page-break/>
        <table:table-row>
          <table:table-cell table:style-name="PennyManControlSignals.A2" office:value-type="float" office:value="2">
            <text:p text:style-name="Table_20_Contents">2</text:p>
          </table:table-cell>
          <table:table-cell table:style-name="PennyManControlSignals.B2" office:value-type="string">
            <text:p text:style-name="Table_20_Contents">Coin Accept</text:p>
          </table:table-cell>
          <table:table-cell table:style-name="PennyManControlSignals.B2" office:value-type="string">
            <text:p text:style-name="Table_20_Contents">P0.1</text:p>
          </table:table-cell>
          <table:table-cell table:style-name="PennyManControlSignals.B2" office:value-type="string">
            <text:p text:style-name="Table_20_Contents"/>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3">
            <text:p text:style-name="Table_20_Contents">3</text:p>
          </table:table-cell>
          <table:table-cell table:style-name="PennyManControlSignals.B2" office:value-type="string">
            <text:p text:style-name="Table_20_Contents">Die #4</text:p>
          </table:table-cell>
          <table:table-cell table:style-name="PennyManControlSignals.B2" office:value-type="string">
            <text:p text:style-name="Table_20_Contents">P0.2</text:p>
          </table:table-cell>
          <table:table-cell table:style-name="PennyManControlSignals.B2" office:value-type="string">
            <text:p text:style-name="Table_20_Contents">DB25.6</text:p>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4">
            <text:p text:style-name="Table_20_Contents">4</text:p>
          </table:table-cell>
          <table:table-cell table:style-name="PennyManControlSignals.B2" office:value-type="string">
            <text:p text:style-name="Table_20_Contents">Die #3</text:p>
          </table:table-cell>
          <table:table-cell table:style-name="PennyManControlSignals.B2" office:value-type="string">
            <text:p text:style-name="Table_20_Contents">P0.3</text:p>
          </table:table-cell>
          <table:table-cell table:style-name="PennyManControlSignals.B2" office:value-type="string">
            <text:p text:style-name="Table_20_Contents">DB25.5</text:p>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5">
            <text:p text:style-name="Table_20_Contents">5</text:p>
          </table:table-cell>
          <table:table-cell table:style-name="PennyManControlSignals.B2" office:value-type="string">
            <text:p text:style-name="Table_20_Contents">Die #2</text:p>
          </table:table-cell>
          <table:table-cell table:style-name="PennyManControlSignals.B2" office:value-type="string">
            <text:p text:style-name="Table_20_Contents">P0.4</text:p>
          </table:table-cell>
          <table:table-cell table:style-name="PennyManControlSignals.B2" office:value-type="string">
            <text:p text:style-name="Table_20_Contents">DB25.4</text:p>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6">
            <text:p text:style-name="Table_20_Contents">6</text:p>
          </table:table-cell>
          <table:table-cell table:style-name="PennyManControlSignals.B2" office:value-type="string">
            <text:p text:style-name="Table_20_Contents">Die #1</text:p>
          </table:table-cell>
          <table:table-cell table:style-name="PennyManControlSignals.B2" office:value-type="string">
            <text:p text:style-name="Table_20_Contents">P0.5</text:p>
          </table:table-cell>
          <table:table-cell table:style-name="PennyManControlSignals.B2" office:value-type="string">
            <text:p text:style-name="Table_20_Contents">DB25.3</text:p>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7">
            <text:p text:style-name="Table_20_Contents">7</text:p>
          </table:table-cell>
          <table:table-cell table:style-name="PennyManControlSignals.B2" office:value-type="string">
            <text:p text:style-name="Table_20_Contents">90-Degree</text:p>
          </table:table-cell>
          <table:table-cell table:style-name="PennyManControlSignals.B2" office:value-type="string">
            <text:p text:style-name="Table_20_Contents">P0.6</text:p>
          </table:table-cell>
          <table:table-cell table:style-name="PennyManControlSignals.B2" office:value-type="string">
            <text:p text:style-name="Table_20_Contents">DB25.2</text:p>
          </table:table-cell>
          <table:table-cell table:style-name="PennyManControlSignals.B2" office:value-type="string">
            <text:p text:style-name="Table_20_Contents">In</text:p>
          </table:table-cell>
          <table:table-cell table:style-name="PennyManControlSignals.F2" office:value-type="string">
            <text:p text:style-name="Table_20_Contents"/>
          </table:table-cell>
        </table:table-row>
        <table:table-row>
          <table:table-cell table:style-name="PennyManControlSignals.A2" office:value-type="float" office:value="8">
            <text:p text:style-name="Table_20_Contents">8</text:p>
          </table:table-cell>
          <table:table-cell table:style-name="PennyManControlSignals.B2" office:value-type="string">
            <text:p text:style-name="Table_20_Contents">Home</text:p>
          </table:table-cell>
          <table:table-cell table:style-name="PennyManControlSignals.B2" office:value-type="string">
            <text:p text:style-name="Table_20_Contents">P0.7</text:p>
          </table:table-cell>
          <table:table-cell table:style-name="PennyManControlSignals.B2" office:value-type="string">
            <text:p text:style-name="Table_20_Contents">DB25.1</text:p>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9">
            <text:p text:style-name="Table_20_Contents">9</text:p>
          </table:table-cell>
          <table:table-cell table:style-name="PennyManControlSignals.B2" office:value-type="string">
            <text:p text:style-name="Table_20_Contents">Cycle Start</text:p>
          </table:table-cell>
          <table:table-cell table:style-name="PennyManControlSignals.B2" office:value-type="string">
            <text:p text:style-name="Table_20_Contents">P1.0</text:p>
          </table:table-cell>
          <table:table-cell table:style-name="PennyManControlSignals.B2" office:value-type="string">
            <text:p text:style-name="Table_20_Contents">DB25.12</text:p>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0">
            <text:p text:style-name="Table_20_Contents">0</text:p>
          </table:table-cell>
          <table:table-cell table:style-name="PennyManControlSignals.B2" office:value-type="string">
            <text:p text:style-name="Table_20_Contents">Solenoid</text:p>
          </table:table-cell>
          <table:table-cell table:style-name="PennyManControlSignals.B2" office:value-type="string">
            <text:p text:style-name="Table_20_Contents">P1.1</text:p>
          </table:table-cell>
          <table:table-cell table:style-name="PennyManControlSignals.B2" office:value-type="string">
            <text:p text:style-name="Table_20_Contents">DB25.10</text:p>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11">
            <text:p text:style-name="Table_20_Contents">11</text:p>
          </table:table-cell>
          <table:table-cell table:style-name="PennyManControlSignals.B2" office:value-type="string">
            <text:p text:style-name="Table_20_Contents">Motor Run</text:p>
          </table:table-cell>
          <table:table-cell table:style-name="PennyManControlSignals.B2" office:value-type="string">
            <text:p text:style-name="Table_20_Contents">P1.2</text:p>
          </table:table-cell>
          <table:table-cell table:style-name="PennyManControlSignals.B2" office:value-type="string">
            <text:p text:style-name="Table_20_Contents">DB25.9</text:p>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12">
            <text:p text:style-name="Table_20_Contents">12</text:p>
          </table:table-cell>
          <table:table-cell table:style-name="PennyManControlSignals.B2" office:value-type="string">
            <text:p text:style-name="Table_20_Contents">Counter</text:p>
          </table:table-cell>
          <table:table-cell table:style-name="PennyManControlSignals.B2" office:value-type="string">
            <text:p text:style-name="Table_20_Contents">P1.3</text:p>
          </table:table-cell>
          <table:table-cell table:style-name="PennyManControlSignals.B2" office:value-type="string">
            <text:p text:style-name="Table_20_Contents">DB25.7</text:p>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13">
            <text:p text:style-name="Table_20_Contents">13</text:p>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14">
            <text:p text:style-name="Table_20_Contents">14</text:p>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row>
          <table:table-cell table:style-name="PennyManControlSignals.A2" office:value-type="float" office:value="15">
            <text:p text:style-name="Table_20_Contents">15</text:p>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
          </table:table-cell>
          <table:table-cell table:style-name="PennyManControlSignals.B2" office:value-type="string">
            <text:p text:style-name="Table_20_Contents">Out</text:p>
          </table:table-cell>
          <table:table-cell table:style-name="PennyManControlSignals.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aegle</meta:initial-creator>
    <meta:creation-date>2017-06-11T22:53:01</meta:creation-date>
    <meta:document-statistic meta:table-count="1" meta:image-count="0" meta:object-count="0" meta:page-count="2" meta:paragraph-count="84" meta:word-count="519" meta:character-count="2870"/>
    <dc:date>2017-06-14T06:30:35</dc:date>
    <dc:creator>David Naegle</dc:creator>
    <meta:editing-duration>P2DT6H39M51S</meta:editing-duration>
    <meta:editing-cycles>1</meta:editing-cycles>
    <meta:generator>OpenOffice/4.1.2$Unix OpenOffice.org_project/412m3$Build-9782</meta:generator>
  </office:meta>
</office:document-meta>
</file>